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solid" draw:fill-color="#c5000b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c5000b" draw:fill-image-width="0cm" draw:fill-image-height="0cm" draw:textarea-vertical-align="middle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.1cm" svg:height="2.6cm" svg:x="1.6cm" svg:y="4.1cm">
          <text:p text:style-name="P1">[a..z]</text:p>
          <text:p text:style-name="P1">[A..Z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1cm" svg:height="2.6cm" svg:x="7cm" svg:y="1.1cm">
          <text:p text:style-name="P1">ord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7cm" svg:y1="5.4cm" svg:x2="7cm" svg:y2="2.4cm" draw:start-shape="id1" draw:start-glue-point="10" draw:end-shape="id2" draw:end-glue-point="6" svg:d="M4700 5400h1151v-3000h1149" svg:viewBox="0 0 2301 3001">
          <text:p/>
        </draw:connector>
        <draw:custom-shape draw:style-name="gr4" draw:text-style-name="P1" xml:id="id3" draw:id="id3" draw:layer="layout" svg:width="3.1cm" svg:height="2.6cm" svg:x="12.3cm" svg:y="1.1cm">
          <text:p text:style-name="P1">ord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1cm" svg:y1="2.4cm" svg:x2="12.3cm" svg:y2="2.4cm" draw:start-shape="id2" draw:start-glue-point="10" draw:end-shape="id3" draw:end-glue-point="6" svg:d="M10100 2400h2200" svg:viewBox="0 0 2201 1">
          <text:p/>
        </draw:connector>
        <draw:custom-shape draw:style-name="gr2" draw:text-style-name="P1" xml:id="id4" draw:id="id4" draw:layer="layout" svg:width="3.1cm" svg:height="2.6cm" svg:x="7cm" svg:y="4.1cm">
          <text:p text:style-name="P1">ro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3.1cm" svg:height="2.6cm" svg:x="7cm" svg:y="7.6cm">
          <text:p text:style-name="P1">lat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7cm" svg:y1="5.4cm" svg:x2="7cm" svg:y2="5.4cm" draw:start-shape="id1" draw:start-glue-point="10" draw:end-shape="id4" draw:end-glue-point="6" svg:d="M4700 5400h2300" svg:viewBox="0 0 2301 1">
          <text:p/>
        </draw:connector>
        <draw:connector draw:style-name="gr3" draw:text-style-name="P1" draw:layer="layout" svg:x1="4.7cm" svg:y1="5.4cm" svg:x2="7cm" svg:y2="8.9cm" draw:start-shape="id1" draw:start-glue-point="10" draw:end-shape="id5" draw:end-glue-point="6" svg:d="M4700 5400h1151v3500h1149" svg:viewBox="0 0 2301 3501">
          <text:p/>
        </draw:connector>
        <draw:custom-shape draw:style-name="gr2" draw:text-style-name="P1" xml:id="id6" draw:id="id6" draw:layer="layout" svg:width="3.1cm" svg:height="2.6cm" svg:x="7.1cm" svg:y="10.8cm">
          <text:p text:style-name="P1">reser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7cm" svg:y1="5.4cm" svg:x2="7.1cm" svg:y2="12.1cm" draw:start-shape="id1" draw:start-glue-point="10" draw:end-shape="id6" draw:end-glue-point="6" svg:d="M4700 5400h1201v6700h1199" svg:viewBox="0 0 2401 6701">
          <text:p/>
        </draw:connector>
        <draw:custom-shape draw:style-name="gr1" draw:text-style-name="P1" xml:id="id7" draw:id="id7" draw:layer="layout" svg:width="3.1cm" svg:height="2.6cm" svg:x="2.2cm" svg:y="14.501cm">
          <text:p text:style-name="P1">[0..9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3.1cm" svg:height="2.6cm" svg:x="7.2cm" svg:y="14.501cm"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3cm" svg:y1="15.801cm" svg:x2="7.2cm" svg:y2="15.801cm" draw:start-shape="id7" draw:start-glue-point="10" draw:end-shape="id8" draw:end-glue-point="6" svg:d="M5300 15801h1900" svg:viewBox="0 0 1901 1">
          <text:p/>
        </draw:connector>
        <draw:custom-shape draw:style-name="gr1" draw:text-style-name="P1" xml:id="id9" draw:id="id9" draw:layer="layout" svg:width="3.1cm" svg:height="2.6cm" svg:x="2.1cm" svg:y="18.9cm">
          <text:p text:style-name="P1">[.,-+#...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3.1cm" svg:height="2.6cm" svg:x="7.7cm" svg:y="18.9cm">
          <text:p text:style-name="P1">symb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2cm" svg:y1="20.2cm" svg:x2="7.7cm" svg:y2="20.2cm" draw:start-shape="id9" draw:start-glue-point="10" draw:end-shape="id10" draw:end-glue-point="6" svg:d="M5200 20200h2500" svg:viewBox="0 0 2501 1">
          <text:p/>
        </draw:connector>
        <draw:custom-shape draw:style-name="gr1" draw:text-style-name="P1" xml:id="id11" draw:id="id11" draw:layer="layout" svg:width="3.1cm" svg:height="2.6cm" svg:x="2cm" svg:y="23.2cm">
          <text:p text:style-name="P1">\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5.3cm" svg:y1="15.801cm" svg:x2="3.75cm" svg:y2="14.501cm" draw:start-shape="id7" draw:start-glue-point="10" draw:end-shape="id7" draw:end-glue-point="4" svg:d="M5300 15801h502v-1801h-2052v501" svg:viewBox="0 0 2053 1802">
          <text:p/>
        </draw:connector>
        <draw:connector draw:style-name="gr6" draw:text-style-name="P1" draw:layer="layout" svg:x1="4.7cm" svg:y1="5.4cm" svg:x2="3.15cm" svg:y2="4.1cm" draw:start-shape="id1" draw:start-glue-point="10" draw:end-shape="id1" draw:end-glue-point="4" svg:d="M4700 5400h502v-1801h-2052v501" svg:viewBox="0 0 2053 1802">
          <text:p/>
        </draw:connector>
        <draw:connector draw:style-name="gr6" draw:text-style-name="P1" draw:layer="layout" svg:x1="5.2cm" svg:y1="20.2cm" svg:x2="3.65cm" svg:y2="18.9cm" draw:start-shape="id9" draw:start-glue-point="10" draw:end-shape="id9" draw:end-glue-point="4" svg:d="M5200 20200h502v-1801h-2052v501" svg:viewBox="0 0 2053 1802">
          <text:p/>
        </draw:connector>
        <draw:custom-shape draw:style-name="gr4" draw:text-style-name="P1" xml:id="id12" draw:id="id12" draw:layer="layout" svg:width="3.1cm" svg:height="2.6cm" svg:x="6.1cm" svg:y="23.2cm">
          <text:p text:style-name="P1">new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9" draw:id="id19" draw:layer="layout" svg:width="3.1cm" svg:height="2.6cm" svg:x="14.3cm" svg:y="25.9cm">
          <text:p text:style-name="P1">sepa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5.1cm" svg:y1="24.5cm" svg:x2="6.1cm" svg:y2="24.5cm" draw:start-shape="id11" draw:start-glue-point="10" draw:end-shape="id12" draw:end-glue-point="6" svg:d="M5100 24500h1000" svg:viewBox="0 0 1001 1">
          <text:p/>
        </draw:connector>
        <draw:custom-shape draw:style-name="gr1" draw:text-style-name="P1" xml:id="id13" draw:id="id13" draw:layer="layout" svg:width="3.1cm" svg:height="2.6cm" svg:x="18.8cm" svg:y="22cm">
          <text:p text:style-name="P1">reser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3.1cm" svg:height="2.6cm" svg:x="22.6cm" svg:y="22cm"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1" draw:id="id21" draw:layer="layout" svg:width="3.1cm" svg:height="2.6cm" svg:x="26.7cm" svg:y="22cm">
          <text:p text:style-name="P1">new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xml:id="id25" draw:id="id25" draw:layer="layout" svg:x1="18.8cm" svg:y1="23.3cm" svg:x2="18.8cm" svg:y2="23.3cm" draw:start-shape="id13" draw:start-glue-point="6" draw:end-shape="id13" draw:end-glue-point="6" svg:d="M18800 23300z" svg:viewBox="0 0 1 1">
          <text:p/>
        </draw:connector>
        <draw:custom-shape draw:style-name="gr4" draw:text-style-name="P1" xml:id="id22" draw:id="id22" draw:layer="layout" svg:width="2.9cm" svg:height="2.6cm" svg:x="33.7cm" svg:y="24.4cm">
          <text:p text:style-name="P1">contai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3.1cm" svg:height="2.6cm" svg:x="22.6cm" svg:y="27cm">
          <text:p text:style-name="P1">lat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3.1cm" svg:height="2.6cm" svg:x="27.4cm" svg:y="27cm">
          <text:p text:style-name="P1">symb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1cm" svg:height="2.6cm" svg:x="7.201cm" svg:y="14.502cm"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3.1cm" svg:height="2.6cm" svg:x="19cm" svg:y="15.5cm"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3.1cm" svg:height="2.6cm" svg:x="23cm" svg:y="15.5cm">
          <text:p text:style-name="P1">symb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1cm" svg:y1="16.8cm" svg:x2="23cm" svg:y2="16.8cm" draw:start-shape="id14" draw:start-glue-point="10" draw:end-shape="id15" draw:end-glue-point="6" svg:d="M22100 16800h900" svg:viewBox="0 0 901 1">
          <text:p/>
        </draw:connector>
        <draw:custom-shape draw:style-name="gr1" draw:text-style-name="P1" xml:id="id16" draw:id="id16" draw:layer="layout" svg:width="3.1cm" svg:height="2.6cm" svg:x="18.9cm" svg:y="18.3cm">
          <text:p text:style-name="P1">[a..z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3.1cm" svg:height="2.6cm" svg:x="22.9cm" svg:y="18.3cm">
          <text:p text:style-name="P1">symb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cm" svg:y1="19.6cm" svg:x2="22.9cm" svg:y2="19.6cm" draw:start-shape="id16" draw:start-glue-point="10" draw:end-shape="id17" draw:end-glue-point="6" svg:d="M22000 19600h900" svg:viewBox="0 0 901 1">
          <text:p/>
        </draw:connector>
        <draw:custom-shape draw:style-name="gr1" draw:text-style-name="P1" xml:id="id18" draw:id="id18" draw:layer="layout" svg:width="3.1cm" svg:height="2.6cm" svg:x="9.8cm" svg:y="25.9cm">
          <text:p text:style-name="P1">\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4.102cm -1.802cm" svg:x1="9.2cm" svg:y1="24.5cm" svg:x2="9.8cm" svg:y2="27.2cm" draw:start-shape="id12" draw:start-glue-point="10" draw:end-shape="id18" draw:end-glue-point="6" svg:d="M9200 24500h100v2700h-1 501" svg:viewBox="0 0 601 2701">
          <text:p/>
        </draw:connector>
        <draw:connector draw:style-name="gr3" draw:text-style-name="P1" draw:layer="layout" draw:line-skew="0cm -0.399cm" svg:x1="12.9cm" svg:y1="27.2cm" svg:x2="11.35cm" svg:y2="25.9cm" draw:start-shape="id18" draw:start-glue-point="10" draw:end-shape="id18" draw:end-glue-point="4" svg:d="M12900 27200h502v-2200h-2052v900" svg:viewBox="0 0 2053 2201">
          <text:p/>
        </draw:connector>
        <draw:connector draw:style-name="gr3" draw:text-style-name="P1" draw:layer="layout" svg:x1="12.9cm" svg:y1="27.2cm" svg:x2="14.3cm" svg:y2="27.2cm" draw:start-shape="id18" draw:start-glue-point="10" draw:end-shape="id19" draw:end-glue-point="6" svg:d="M12900 27200h1400" svg:viewBox="0 0 1401 1">
          <text:p/>
        </draw:connector>
        <draw:connector draw:style-name="gr3" draw:text-style-name="P1" draw:layer="layout" svg:x1="9.2cm" svg:y1="24.5cm" svg:x2="19cm" svg:y2="16.8cm" draw:start-shape="id12" draw:start-glue-point="10" draw:end-shape="id14" draw:end-glue-point="6" svg:d="M9200 24500h4901v-7700h4899" svg:viewBox="0 0 9801 7701">
          <text:p/>
        </draw:connector>
        <draw:connector draw:style-name="gr3" draw:text-style-name="P1" draw:layer="layout" svg:x1="21.9cm" svg:y1="23.3cm" svg:x2="22.6cm" svg:y2="23.3cm" draw:start-shape="id13" draw:start-glue-point="10" draw:end-shape="id20" draw:end-glue-point="6" svg:d="M21900 23300h700" svg:viewBox="0 0 701 1">
          <text:p/>
        </draw:connector>
        <draw:connector draw:style-name="gr3" draw:text-style-name="P1" draw:layer="layout" svg:x1="25.7cm" svg:y1="23.3cm" svg:x2="26.7cm" svg:y2="23.3cm" draw:start-shape="id20" draw:start-glue-point="10" draw:end-shape="id21" draw:end-glue-point="6" svg:d="M25700 23300h1000" svg:viewBox="0 0 1001 1">
          <text:p/>
        </draw:connector>
        <draw:connector draw:style-name="gr3" draw:text-style-name="P1" draw:layer="layout" svg:x1="29.8cm" svg:y1="23.3cm" svg:x2="33.7cm" svg:y2="25.7cm" draw:start-shape="id21" draw:start-glue-point="10" draw:end-shape="id22" draw:end-glue-point="6" svg:d="M29800 23300h1951v2400h1949" svg:viewBox="0 0 3901 2401">
          <text:p/>
        </draw:connector>
        <draw:connector draw:style-name="gr3" draw:text-style-name="P1" draw:layer="layout" svg:x1="24.15cm" svg:y1="24.6cm" svg:x2="24.15cm" svg:y2="27cm" draw:start-shape="id20" draw:start-glue-point="8" draw:end-shape="id23" draw:end-glue-point="4" svg:d="M24150 24600v2400" svg:viewBox="0 0 1 2401">
          <text:p/>
        </draw:connector>
        <draw:connector draw:style-name="gr3" draw:text-style-name="P1" draw:layer="layout" svg:x1="24.15cm" svg:y1="24.6cm" svg:x2="28.95cm" svg:y2="27cm" draw:start-shape="id20" draw:start-glue-point="8" draw:end-shape="id24" draw:end-glue-point="4" svg:d="M24150 24600v1201h4800v1199" svg:viewBox="0 0 4801 2401">
          <text:p/>
        </draw:connector>
        <draw:connector draw:style-name="gr3" draw:text-style-name="P1" draw:layer="layout" svg:x1="25.7cm" svg:y1="28.3cm" svg:x2="27.4cm" svg:y2="28.3cm" draw:start-shape="id23" draw:start-glue-point="10" draw:end-shape="id24" draw:end-glue-point="6" svg:d="M25700 28300h1700" svg:viewBox="0 0 1701 1">
          <text:p/>
        </draw:connector>
        <draw:connector draw:style-name="gr3" draw:text-style-name="P1" draw:layer="layout" svg:x1="30.5cm" svg:y1="28.3cm" svg:x2="33.7cm" svg:y2="25.7cm" draw:start-shape="id24" draw:start-glue-point="10" draw:end-shape="id22" draw:end-glue-point="6" svg:d="M30500 28300h1601v-2600h1599" svg:viewBox="0 0 3201 2601">
          <text:p/>
        </draw:connector>
        <draw:connector draw:style-name="gr3" draw:text-style-name="P1" draw:layer="layout" svg:x1="15.85cm" svg:y1="25.9cm" svg:x2="18.9cm" svg:y2="19.6cm" draw:start-shape="id19" draw:start-glue-point="4" draw:end-shape="id16" draw:end-glue-point="6" svg:d="M15850 25900v-6300h3050" svg:viewBox="0 0 3051 6301">
          <text:p/>
        </draw:connector>
        <draw:connector draw:style-name="gr3" draw:text-style-name="P1" draw:layer="layout" draw:line-skew="-1.3cm" svg:x1="15.85cm" svg:y1="25.9cm" svg:x2="18.8cm" svg:y2="23.3cm" draw:start-shape="id19" draw:start-glue-point="4" draw:end-shape="id25" draw:end-glue-point="0" svg:d="M15850 25900v-2600h2950" svg:viewBox="0 0 2951 2601">
          <text:p/>
        </draw:connector>
        <draw:connector draw:style-name="gr3" draw:text-style-name="P1" draw:layer="layout" svg:x1="15.85cm" svg:y1="25.9cm" svg:x2="19cm" svg:y2="16.8cm" draw:start-shape="id19" draw:start-glue-point="4" draw:end-shape="id14" draw:end-glue-point="6" svg:d="M15850 25900v-9100h3150" svg:viewBox="0 0 3151 9101">
          <text:p/>
        </draw:connector>
        <draw:connector draw:style-name="gr3" draw:text-style-name="P1" draw:layer="layout" svg:x1="9.2cm" svg:y1="24.5cm" svg:x2="18.9cm" svg:y2="19.6cm" draw:start-shape="id12" draw:start-glue-point="10" draw:end-shape="id16" draw:end-glue-point="6" svg:d="M9200 24500h4851v-4900h4849" svg:viewBox="0 0 9701 4901">
          <text:p/>
        </draw:connector>
        <draw:connector draw:style-name="gr3" draw:text-style-name="P1" draw:layer="layout" svg:x1="9.2cm" svg:y1="24.5cm" svg:x2="18.8cm" svg:y2="23.3cm" draw:start-shape="id12" draw:start-glue-point="10" draw:end-shape="id25" draw:end-glue-point="0" svg:d="M9200 24500h4801v-1200h4799" svg:viewBox="0 0 9601 1201">
          <text:p/>
        </draw:connector>
        <draw:custom-shape draw:style-name="gr4" draw:text-style-name="P1" xml:id="id27" draw:id="id27" draw:layer="layout" svg:width="3.1cm" svg:height="2.6cm" svg:x="27.1cm" svg:y="15.5cm">
          <text:p text:style-name="P1">p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26" draw:id="id26" draw:layer="layout" svg:width="3.3cm" svg:height="2.6cm" svg:x="27.2cm" svg:y="18.3cm">
          <text:p text:style-name="P1">subfr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cm" svg:y1="19.6cm" svg:x2="27.2cm" svg:y2="19.6cm" draw:start-shape="id17" draw:start-glue-point="10" draw:end-shape="id26" draw:end-glue-point="6" svg:d="M26000 19600h1200" svg:viewBox="0 0 1201 1">
          <text:p/>
        </draw:connector>
        <draw:connector draw:style-name="gr3" draw:text-style-name="P1" draw:layer="layout" svg:x1="26.1cm" svg:y1="16.8cm" svg:x2="27.1cm" svg:y2="16.8cm" draw:start-shape="id15" draw:start-glue-point="10" draw:end-shape="id27" draw:end-glue-point="6" svg:d="M26100 16800h1000" svg:viewBox="0 0 1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7T00:31:48.118685355</meta:creation-date>
    <dc:date>2015-02-23T11:45:44.547637262</dc:date>
    <meta:editing-duration>PT11M51S</meta:editing-duration>
    <meta:editing-cycles>5</meta:editing-cycles>
    <meta:generator>LibreOffice/4.2.7.2$Linux_X86_64 LibreOffice_project/420m0$Build-2</meta:generator>
    <meta:document-statistic meta:object-count="59"/>
  </office:meta>
</office:document-meta>
</file>